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Question 1: Research and Explain Node.js Aspects</text:span><text:span text:style-name="T2"/></text:p>
      <text:p text:style-name="P1"><text:span text:style-name="T2">1. Event-driven, non-blocking I/O model: Node.js uses an event-driven, non-blocking I/O model, allowing it to handle multiple requests concurrently without waiting for previous requests to complete.</text:span></text:p>
      <text:p text:style-name="P1"><text:span text:style-name="T2">2. Single-threaded event loop architecture: Node.js uses a single-threaded event loop architecture, which enables efficient handling of concurrent connections.</text:span></text:p>
      <text:p text:style-name="P1"><text:span text:style-name="T2">3. Handling concurrent connections: Node.js handles concurrent connections efficiently using its event-driven, non-blocking I/O model and single-threaded event loop architecture.</text:span></text:p>
      <text:p text:style-name="P1"><text:span text:style-name="T2">4. Role of NPM (Node Package Manager): NPM is a package manager for Node.js, providing access to a vast ecosystem of packages and modules that can be easily installed and managed.</text:span></text:p>
      <text:p text:style-name="P1"><text:span text:style-name="T2"/></text:p>
      <text:p text:style-name="P1"><text:span text:style-name="T3">Question 2: Comparison Table</text:span></text:p>
      <text:p text:style-name="P1"><text:span text:style-name="T4"/></text:p>
      <text:p text:style-name="P1"><text:span text:style-name="T4">| Feature | Node.js | Traditional Server-side Technologies |</text:span></text:p>
      <text:p text:style-name="P1"><text:span text:style-name="T4">| ------- | ------- | ------------------------------------ | </text:span></text:p>
      <text:p text:style-name="P1"><text:span text:style-name="T4">| Scalability | Highly scalable | Limited scalability |</text:span></text:p>
      <text:p text:style-name="P1"><text:span text:style-name="T4">| Performance | Fast and efficient | May have performance issues |</text:span></text:p>
      <text:p text:style-name="P1"><text:span text:style-name="T4">| Event-driven | Yes | No |</text:span></text:p>
      <text:p text:style-name="P1"><text:span text:style-name="T4">| Non-blocking I/O | Yes | No |</text:span></text:p>
      <text:p text:style-name="P1"><text:span text:style-name="T4"/></text:p>
      <text:p text:style-name="P1"><text:span text:style-name="T5">Question 3: Pros and Cons of Node.js</text:span><text:span text:style-name="T6"/></text:p>
      <text:p text:style-name="P1"><text:span text:style-name="T6">Pros:</text:span></text:p>
      <text:p text:style-name="P1"><text:span text:style-name="T6">1. Performance benefits: Node.js provides fast and efficient performance due to its event-driven, non-blocking I/O model.</text:span></text:p>
      <text:p text:style-name="P1"><text:span text:style-name="T6">2. Vast ecosystem of packages: Node.js has a vast ecosystem of packages and modules available through NPM.</text:span></text:p>
      <text:p text:style-name="P1"><text:span text:style-name="T6">3. Using JavaScript on both front-end and back-end: Node.js allows developers to use JavaScript on both the front-end and back-end, streamlining development.</text:span></text:p>
      <text:p text:style-name="P1"><text:span text:style-name="T6">4. Real-time capabilities: Node.js is well-suited for real-time web applications, such as live updates and streaming.</text:span></text:p>
      <text:p text:style-name="P1"><text:span text:style-name="T6">5. Corporate adoption and community support: Node.js has widespread corporate adoption and a large, active community.</text:span></text:p>
      <text:p text:style-name="P1"><text:span text:style-name="T6"/></text:p>
      <text:p text:style-name="P1"><text:span text:style-name="T7">Cons:</text:span><text:span text:style-name="T8"/></text:p>
      <text:p text:style-name="P1"><text:span text:style-name="T8">1. CPU-intensive task limitation: Node.js is not well-suited for CPU-intensive tasks due to its single-threaded architecture.</text:span></text:p>
      <text:p text:style-name="P1"><text:span text:style-name="T8">2. Callback hell and potential solutions: Node.js' asynchronous nature can lead to callback hell, but solutions like Promises and async/await can help mitigate this issue.</text:span></text:p>
      <text:p text:style-name="P1"><text:span text:style-name="T8">3. Issues with error handling: Node.js requires careful error handling to prevent crashes and data loss.</text:span></text:p>
      <text:p text:style-name="P1"><text:span text:style-name="T8">4. Database query challenges: Node.js can have challenges with database queries, but ORMs like Mongoose can help.</text:span></text:p>
      <text:p text:style-name="P1"><text:span text:style-name="T8"/></text:p>
      <text:p text:style-name="P1"><text:span text:style-name="T9">Practical Component:</text:span><text:span text:style-name="T10"/></text:p>
      <text:p text:style-name="P1"><text:span text:style-name="T10">Let's create a simple real-time chat application using Node.js and Socket.io.</text:span></text:p>
      <text:p text:style-name="P1"><text:span text:style-name="T11">Code Implementation:</text:span><text:span text:style-name="T12"/></text:p>
      <text:p text:style-name="P1"><text:span text:style-name="T12">const express = require('express');</text:span></text:p>
      <text:p text:style-name="P1"><text:span text:style-name="T12">const app = express();</text:span></text:p>
      <text:p text:style-name="P1"><text:span text:style-name="T12">const server = require('http').createServer(app);</text:span></text:p>
      <text:p text:style-name="P1"><text:span text:style-name="T12">const io = require('socket.io')(server);</text:span></text:p>
      <text:p text:style-name="P1"><text:span text:style-name="T12">app.get('/', (req, res) =&gt; {</text:span></text:p>
      <text:p text:style-name="P1"><text:span text:style-name="T12"><text:s text:c="2"/>res.sendFile(__dirname + '/index.html');</text:span></text:p>
      <text:p text:style-name="P1"><text:span text:style-name="T12">});</text:span></text:p>
      <text:p text:style-name="P1"><text:span text:style-name="T12">io.on('connection', (socket) =&gt; {</text:span></text:p>
      <text:p text:style-name="P1"><text:span text:style-name="T12"><text:s text:c="2"/>console.log('a user connected');</text:span></text:p>
      <text:p text:style-name="P1"><text:span text:style-name="T12"><text:s text:c="2"/>socket.on('disconnect', () =&gt; {</text:span></text:p>
      <text:p text:style-name="P1"><text:span text:style-name="T12"><text:s text:c="4"/>console.log('user disconnected');</text:span></text:p>
      <text:p text:style-name="P1"><text:span text:style-name="T12"><text:s text:c="2"/>});</text:span></text:p>
      <text:p text:style-name="P1"><text:span text:style-name="T12"><text:s text:c="2"/>socket.on('chat message', (msg) =&gt; {</text:span></text:p>
      <text:p text:style-name="P1"><text:span text:style-name="T12"><text:s text:c="4"/>io.emit('chat message', msg);</text:span></text:p>
      <text:p text:style-name="P1"><text:span text:style-name="T12"><text:s text:c="2"/>});</text:span></text:p>
      <text:p text:style-name="P1"><text:span text:style-name="T12">});</text:span></text:p>
      <text:p text:style-name="P1"><text:span text:style-name="T12"/></text:p>
      <text:p text:style-name="P1"><text:span text:style-name="T12">server.listen(3000, () =&gt; {</text:span></text:p>
      <text:p text:style-name="P1"><text:span text:style-name="T12"><text:s text:c="2"/>console.log('listening on *:3000');</text:span></text:p>
      <text:p text:style-name="P1"><text:span text:style-name="T12">});</text:span></text:p>
      <text:p text:style-name="P1"><text:span text:style-name="T13">Documentation:</text:span></text:p>
      <text:p text:style-name="P1"><text:span text:style-name="T14">The chat application uses Node.js, Express, and Socket.io to enable real-time communication between clients. The application listens for incoming connections and broadcasts messages to all connected clients.</text:span></text:p>
      <text:p text:style-name="P1"><text:span text:style-name="T15">Performance Metrics and Scalability Test:</text:span></text:p>
      <text:p text:style-name="P1"><text:span text:style-name="T16">The application can handle multiple concurrent connections and messages, demonstrating Node.js' scalability and real-time capabiliti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